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draw:stroke="solid" svg:stroke-width="0.106cm" svg:stroke-color="#66894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69cm" fo:min-width="3.90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66894a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66894a" loext:opacity="100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1.455cm" svg:height="11.809cm" draw:transform="rotate (-1.5707963267949) translate (16.4423863287182cm 8.16692118813115cm)" svg:viewBox="0 0 11456 11810" svg:d="M10861 1165c-1250-2500-7984-298-8661 351-2005 1379-2546 3736-2000 6750s5112 3705 7796 3514c3500-250 4115-8115 2865-10615z">
            <text:p/>
          </draw:path>
          <draw:frame draw:style-name="gr2" draw:text-style-name="P3" draw:layer="layout" svg:width="4.409cm" svg:height="4.419cm" svg:x="1.376cm" svg:y="1.567cm">
            <draw:text-box>
              <text:p text:style-name="P2"><text:span text:style-name="T1">Rôle des</text:span></text:p>
              <text:p text:style-name="P2"><text:span text:style-name="T1">seniors</text:span></text:p>
              <text:p text:style-name="P2"><text:span text:style-name="T1">sur (auto)</text:span></text:p>
              <text:p text:style-name="P2"><text:span text:style-name="T1">appel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1.4cm" fo:page-height="26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2:41:45.828628693</meta:creation-date>
    <dc:date>2023-09-17T11:13:19.910479707</dc:date>
    <meta:editing-duration>PT8H44M16S</meta:editing-duration>
    <meta:editing-cycles>50</meta:editing-cycles>
    <meta:generator>LibreOffice/7.5.5.2$Linux_X86_64 LibreOffice_project/50$Build-2</meta:generator>
    <meta:document-statistic meta:object-count="3"/>
  </office:meta>
</office:document-meta>
</file>